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Bibliography" style:family="paragraph">
      <style:paragraph-properties fo:margin-left="0.5in" fo:text-indent="-0.5in">
        <style:tab-stops/>
      </style:paragraph-properties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P4" style:parent-style-name="Bibliography" style:family="paragraph">
      <style:paragraph-properties fo:margin-left="0.5in" fo:text-indent="-0.5in">
        <style:tab-stops/>
      </style:paragraph-properties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Bibliography" style:family="paragraph">
      <style:paragraph-properties fo:margin-left="0.5in" fo:text-indent="-0.5in">
        <style:tab-stops/>
      </style:paragraph-properties>
    </style:style>
    <style:style style:name="T7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/>
      <text:p text:style-name="Normal">In this document is all the refencing the images <text:s/>I used for takeahit.tk and spamposing.ml.<text:s/></text:p>
      <text:h text:style-name="Heading1" text:outline-level="1">Bibliography</text:h>
      <text:p text:style-name="P2">Hitman for takeahit.tk:<text:s/>Hitman, P. S. (n.d.).<text:s/><text:span text:style-name="T3">Proudly Serving 17 Hitman</text:span>. Retrieved May 18, 2017, from wall.alphacoders.com: https://wall.alphacoders.com/by_sub_category.php?id=240104</text:p>
      <text:p text:style-name="P4">Poision mushroom for takeahit.tk :Paquin, S. (n.d.).<text:s/><text:span text:style-name="T5">super-mario-world.webnode.com.br</text:span>. Retrieved May 18, 2017, from pinterest: https://uk.pinterest.com/pin/464504149042573240/</text:p>
      <text:p text:style-name="P6">Placeholder image for spampsing.ml:<text:s/>projecthopesc. (n.d.).<text:s/><text:span text:style-name="T7">Assistant Teacher, Meredith Polin</text:span>. Retrieved May 18, 2017, from projecthopesc: http://www.projecthopesc.org/meredith-polin/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language="en" fo:country="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US"/>
    </style:style>
    <style:style style:name="Bibliography" style:display-name="Bibliography" style:family="paragraph" style:parent-style-name="Normal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 barton</meta:initial-creator>
    <dc:creator>jon barton</dc:creator>
    <meta:creation-date>2017-05-18T16:50:00Z</meta:creation-date>
    <dc:date>2017-05-18T16:58:00Z</dc:date>
    <meta:template xlink:href="Normal" xlink:type="simple"/>
    <meta:editing-cycles>1</meta:editing-cycles>
    <meta:editing-duration>PT480S</meta:editing-duration>
    <meta:document-statistic meta:page-count="1" meta:paragraph-count="1" meta:word-count="100" meta:character-count="671" meta:row-count="4" meta:non-whitespace-character-count="572"/>
  </office:meta>
</office:document-meta>
</file>